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8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oi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Looks like </text:p>
          </table:table-cell>
          <table:table-cell table:style-name="ce3" office:value-type="string" calcext:value-type="string">
            <text:p>Notes</text:p>
          </table:table-cell>
          <table:table-cell table:style-name="ce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date" office:date-value="2017-10-09" calcext:value-type="date">
            <text:p>2017-10-09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date" office:date-value="2017-10-09" calcext:value-type="date">
            <text:p>2017-10-09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date" office:date-value="2017-07-31" calcext:value-type="date">
            <text:p>2017-07-31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date" office:date-value="2018-06-22" calcext:value-type="date">
            <text:p>2018-06-22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date" office:date-value="2016-11-18" calcext:value-type="date">
            <text:p>2016-11-18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date" office:date-value="2012-12-11" calcext:value-type="date">
            <text:p>2012-12-11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date" office:date-value="2018-04-30" calcext:value-type="date">
            <text:p>2018-04-30</text:p>
          </table:table-cell>
          <table:table-cell table:style-name="ce3"/>
          <table:table-cell table:style-name="ce3" office:value-type="string" calcext:value-type="string">
            <text:p>fixed </text:p>
          </table:table-cell>
          <table:table-cell table:style-name="ce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date" office:date-value="2011-02-21" calcext:value-type="date">
            <text:p>2011-02-21</text:p>
          </table:table-cell>
          <table:table-cell table:style-name="ce3" office:value-type="float" office:value="6.5" calcext:value-type="float">
            <text:p>6.5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date" office:date-value="2018-12-17" calcext:value-type="date">
            <text:p>2018-12-17</text:p>
          </table:table-cell>
          <table:table-cell table:style-name="ce3"/>
          <table:table-cell table:style-name="ce3" office:value-type="string" calcext:value-type="string">
            <text:p>fixed </text:p>
          </table:table-cell>
          <table:table-cell table:style-name="ce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date" office:date-value="2015-09-21" calcext:value-type="date">
            <text:p>2015-09-21</text:p>
          </table:table-cell>
          <table:table-cell table:style-name="ce3"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date" office:date-value="2017-06-20" calcext:value-type="date">
            <text:p>2017-06-20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4" office:value-type="date" office:date-value="2014-12-01" calcext:value-type="date">
            <text:p>2014-12-01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date" office:date-value="2010-03-09" calcext:value-type="date">
            <text:p>2010-03-0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ixed </text:p>
          </table:table-cell>
          <table:table-cell table:style-name="ce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date" office:date-value="2010-03-09" calcext:value-type="date">
            <text:p>2010-03-0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ixed </text:p>
          </table:table-cell>
          <table:table-cell table:style-name="ce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date" office:date-value="2018-05-01" calcext:value-type="date">
            <text:p>2018-05-01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21LK</text:p>
          </table:table-cell>
          <table:table-cell table:style-name="ce4" office:value-type="date" office:date-value="2011-04-07" calcext:value-type="date">
            <text:p>2011-04-07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EK_Inn</text:p>
          </table:table-cell>
          <table:table-cell table:style-name="ce4" office:value-type="date" office:date-value="2016-09-23" calcext:value-type="date">
            <text:p>2016-09-23</text:p>
          </table:table-cell>
          <table:table-cell table:style-name="ce3" office:value-type="string" calcext:value-type="string">
            <text:p>plotss in off</text:p>
          </table:table-cell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EK_Inn</text:p>
          </table:table-cell>
          <table:table-cell table:style-name="ce4" office:value-type="date" office:date-value="2020-10-05" calcext:value-type="date">
            <text:p>2020-10-05</text:p>
          </table:table-cell>
          <table:table-cell table:style-name="ce3" office:value-type="string" calcext:value-type="string">
            <text:p>plotss in off</text:p>
          </table:table-cell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EK_off</text:p>
          </table:table-cell>
          <table:table-cell table:style-name="ce4" office:value-type="date" office:date-value="2020-01-06" calcext:value-type="date">
            <text:p>2020-01-06</text:p>
          </table:table-cell>
          <table:table-cell table:style-name="ce3" office:value-type="string" calcext:value-type="string">
            <text:p>plots in in</text:p>
          </table:table-cell>
          <table:table-cell table:style-name="ce3" office:value-type="string" calcext:value-type="string">
            <text:p>fixed 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Uk_mid</text:p>
          </table:table-cell>
          <table:table-cell table:style-name="ce4" office:value-type="date" office:date-value="2015-07-27" calcext:value-type="date">
            <text:p>2015-07-27</text:p>
          </table:table-cell>
          <table:table-cell table:style-name="ce3"/>
          <table:table-cell table:style-name="ce3" office:value-type="string" calcext:value-type="string">
            <text:p>Wrong in WS file as well?</text:p>
          </table:table-cell>
          <table:table-cell table:style-name="ce3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3:17:54.647520710</meta:creation-date>
    <dc:date>2021-10-12T11:02:01.376957600</dc:date>
    <meta:editing-duration>PT18H6M53S</meta:editing-duration>
    <meta:editing-cycles>1</meta:editing-cycles>
    <meta:generator>LibreOffice/6.4.7.2$Linux_X86_64 LibreOffice_project/40$Build-2</meta:generator>
    <meta:document-statistic meta:table-count="1" meta:cell-count="67" meta:object-count="0"/>
  </office:meta>
</office:document-meta>
</file>